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fo:font-style="italic" style:font-style-asian="italic" fo:font-size="11pt" style:font-size-asian="11pt" style:font-size-complex="11pt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text-align="justify"/>
      <style:text-properties fo:font-style="italic" style:font-style-asian="italic" fo:font-size="11pt" style:font-size-asian="11pt" style:font-size-complex="11pt"/>
    </style:style>
    <style:style style:name="P6" style:parent-style-name="Обычный" style:list-style-name="LFO1" style:family="paragraph"/>
    <style:style style:name="P7" style:parent-style-name="Обычный" style:list-style-name="LFO1" style:family="paragraph"/>
    <style:style style:name="T8" style:parent-style-name="Основнойшрифтабзаца" style:family="text">
      <style:text-properties fo:font-style="italic" style:font-style-asian="italic"/>
    </style:style>
    <style:style style:name="T9" style:parent-style-name="Основнойшрифтабзаца" style:family="text">
      <style:text-properties fo:font-style="italic" style:font-style-asian="italic"/>
    </style:style>
    <style:style style:name="T10" style:parent-style-name="Основнойшрифтабзаца" style:family="text">
      <style:text-properties fo:font-style="italic" style:font-style-asian="italic"/>
    </style:style>
    <style:style style:name="T11" style:parent-style-name="Основнойшрифтабзаца" style:family="text">
      <style:text-properties fo:font-style="italic" style:font-style-asian="italic"/>
    </style:style>
    <style:style style:name="T12" style:parent-style-name="Основнойшрифтабзаца" style:family="text">
      <style:text-properties fo:font-style="italic" style:font-style-asian="italic"/>
    </style:style>
    <style:style style:name="T13" style:parent-style-name="Основнойшрифтабзаца" style:family="text">
      <style:text-properties fo:font-style="italic" style:font-style-asian="italic"/>
    </style:style>
    <style:style style:name="T14" style:parent-style-name="Основнойшрифтабзаца" style:family="text">
      <style:text-properties fo:font-style="italic" style:font-style-asian="italic"/>
    </style:style>
    <style:style style:name="P15" style:parent-style-name="Обычный" style:family="paragraph">
      <style:text-properties fo:font-style="italic" style:font-style-asian="italic"/>
    </style:style>
    <style:style style:name="P16" style:parent-style-name="Обычный" style:list-style-name="LFO2" style:family="paragraph"/>
    <style:style style:name="T17" style:parent-style-name="Основнойшрифтабзаца" style:family="text">
      <style:text-properties fo:font-style="italic" style:font-style-asian="italic"/>
    </style:style>
    <style:style style:name="T18" style:parent-style-name="Основнойшрифтабзаца" style:family="text">
      <style:text-properties fo:font-weight="bold" style:font-weight-asian="bold" fo:font-style="italic" style:font-style-asian="italic"/>
    </style:style>
    <style:style style:name="T19" style:parent-style-name="Основнойшрифтабзаца" style:family="text">
      <style:text-properties fo:font-weight="bold" style:font-weight-asian="bold" fo:font-style="italic" style:font-style-asian="italic"/>
    </style:style>
    <style:style style:name="T20" style:parent-style-name="Основнойшрифтабзаца" style:family="text">
      <style:text-properties fo:font-weight="bold" style:font-weight-asian="bold" fo:font-style="italic" style:font-style-asian="italic"/>
    </style:style>
    <style:style style:name="T21" style:parent-style-name="Основнойшрифтабзаца" style:family="text">
      <style:text-properties fo:font-style="italic" style:font-style-asian="italic"/>
    </style:style>
    <style:style style:name="P22" style:parent-style-name="Обычный" style:list-style-name="LFO2" style:family="paragraph"/>
    <style:style style:name="P23" style:parent-style-name="Обычный" style:list-style-name="LFO2" style:family="paragraph"/>
    <style:style style:name="P24" style:parent-style-name="Обычный" style:list-style-name="LFO2" style:family="paragraph"/>
    <style:style style:name="P25" style:parent-style-name="Обычный" style:list-style-name="LFO3" style:family="paragraph">
      <style:paragraph-properties fo:text-align="justify"/>
    </style:style>
    <style:style style:name="T26" style:parent-style-name="Основнойшрифтабзаца" style:family="text">
      <style:text-properties fo:font-style="italic" style:font-style-asian="italic"/>
    </style:style>
    <style:style style:name="P27" style:parent-style-name="Обычный" style:list-style-name="LFO3" style:family="paragraph">
      <style:paragraph-properties fo:text-align="justify"/>
    </style:style>
    <style:style style:name="P28" style:parent-style-name="Обычный" style:list-style-name="LFO3" style:family="paragraph">
      <style:paragraph-properties fo:text-align="justify"/>
    </style:style>
    <style:style style:name="T29" style:parent-style-name="Основнойшрифтабзаца" style:family="text">
      <style:text-properties fo:font-style="italic" style:font-style-asian="italic"/>
    </style:style>
    <style:style style:name="P30" style:parent-style-name="Обычный" style:list-style-name="LFO3" style:family="paragraph">
      <style:paragraph-properties fo:text-align="justify"/>
    </style:style>
    <style:style style:name="P31" style:parent-style-name="Обычный" style:family="paragraph">
      <style:paragraph-properties fo:text-align="justify" fo:margin-left="0.9708in" fo:text-indent="0.0125in">
        <style:tab-stops/>
      </style:paragraph-properties>
    </style:style>
    <style:style style:name="T32" style:parent-style-name="Основнойшрифтабзаца" style:family="text">
      <style:text-properties fo:font-style="italic" style:font-style-asian="italic"/>
    </style:style>
    <style:style style:name="P33" style:parent-style-name="Обычный" style:family="paragraph">
      <style:paragraph-properties fo:text-align="justify" fo:margin-left="0.9583in" fo:text-indent="0.0125in">
        <style:tab-stops/>
      </style:paragraph-properties>
    </style:style>
    <style:style style:name="P34" style:parent-style-name="Обычный" style:family="paragraph">
      <style:paragraph-properties fo:text-align="justify" fo:margin-left="0.9458in" fo:text-indent="0.0125in">
        <style:tab-stops/>
      </style:paragraph-properties>
    </style:style>
    <style:style style:name="P35" style:parent-style-name="Обычный" style:family="paragraph">
      <style:paragraph-properties fo:text-align="justify" fo:margin-left="0.9458in" fo:text-indent="0.0125in">
        <style:tab-stops/>
      </style:paragraph-properties>
    </style:style>
    <style:style style:name="P36" style:parent-style-name="Обычный" style:family="paragraph">
      <style:paragraph-properties fo:text-align="justify" fo:margin-left="0.5in" fo:text-indent="0.4416in">
        <style:tab-stops/>
      </style:paragraph-properties>
    </style:style>
    <style:style style:name="P37" style:parent-style-name="Обычный" style:family="paragraph">
      <style:paragraph-properties fo:text-align="justify" fo:margin-left="0.5in" fo:text-indent="0.4416in">
        <style:tab-stops/>
      </style:paragraph-properties>
    </style:style>
    <style:style style:name="P38" style:parent-style-name="Обычный" style:family="paragraph">
      <style:paragraph-properties fo:text-align="justify"/>
    </style:style>
    <style:style style:name="P39" style:parent-style-name="Обычный" style:family="paragraph">
      <style:paragraph-properties fo:text-align="justify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style="italic" style:font-style-asian="italic"/>
    </style:style>
    <style:style style:name="T42" style:parent-style-name="Основнойшрифтабзаца" style:family="text">
      <style:text-properties fo:font-style="italic" style:font-style-asian="italic"/>
    </style:style>
    <style:style style:name="T43" style:parent-style-name="Основнойшрифтабзаца" style:family="text">
      <style:text-properties style:font-name-asian="Calibri" fo:font-weight="bold" style:font-weight-asian="bold" style:font-weight-complex="bold" fo:font-style="italic" style:font-style-asian="italic" style:letter-kerning="true"/>
    </style:style>
    <style:style style:name="T44" style:parent-style-name="Основнойшрифтабзаца" style:family="text">
      <style:text-properties style:font-name-asian="Calibri" style:font-weight-complex="bold" fo:font-style="italic" style:font-style-asian="italic" style:letter-kerning="true"/>
    </style:style>
    <style:style style:name="T45" style:parent-style-name="Основнойшрифтабзаца" style:family="text">
      <style:text-properties fo:font-weight="bold" style:font-weight-asian="bold" fo:font-style="italic" style:font-style-asian="italic"/>
    </style:style>
    <style:style style:name="P46" style:parent-style-name="Обычный" style:family="paragraph">
      <style:paragraph-properties fo:text-align="justify"/>
    </style:style>
  </office:automatic-styles>
  <office:body>
    <office:text text:use-soft-page-breaks="true">
      <text:p text:style-name="P1">Информация, необходимая для регистрации<text:s/>программы для ЭВМ<text:s/></text:p>
      <text:p text:style-name="P2"><text:span text:style-name="T3">(предоставляется в отдел защиты ИС в электронном виде)</text:span>.</text:p>
      <text:p text:style-name="P4"/>
      <text:p text:style-name="Обычный">1. Оплата пошлины<text:s/></text:p>
      <text:p text:style-name="P5">(в размере<text:s/>4500 руб. производится за счет средств факультетов<text:s/>после согласования с деканом)</text:p>
      <text:list text:style-name="LFO1" text:continue-numbering="true">
        <text:list-item>
          <text:p text:style-name="P6">название программы;</text:p>
        </text:list-item>
        <text:list-item>
          <text:p text:style-name="P7">ФИО первого автора.</text:p>
        </text:list-item>
      </text:list>
      <text:p text:style-name="Обычный"/>
      <text:p text:style-name="Обычный">2.<text:s/>Депонируемые материалы, идентифицирующие программу для ЭВМ<text:s/><text:span text:style-name="T8">(исходный текст (полный или фрагменты) или иная форма, присущая языку программирования, на котором написана программа, в объеме, достаточном для её идентификации</text:span><text:span text:style-name="T9"><text:s/>в формате</text:span><text:span text:style-name="T10">;<text:s/></text:span><text:span text:style-name="T11">порождаемые ею аудиовизуальные отображения в любой визуально воспринимаемой форме</text:span><text:span text:style-name="T12"><text:s/></text:span><text:span text:style-name="T13">в форматах МР3, АVI, MPEG 2, JPEG</text:span><text:span text:style-name="T14">)</text:span></text:p>
      <text:p text:style-name="P15"/>
      <text:p text:style-name="Обычный">3. Реферат</text:p>
      <text:list text:style-name="LFO2" text:continue-numbering="true">
        <text:list-item>
          <text:p text:style-name="P16">аннотация<text:s/><text:span text:style-name="T17">(назначение, область применения и функциональные возможности, объем<text:s/></text:span><text:span text:style-name="T18">не более<text:s/></text:span><text:span text:style-name="T19">9</text:span><text:span text:style-name="T20">00 знаков</text:span><text:span text:style-name="T21">)</text:span>;</text:p>
        </text:list-item>
        <text:list-item>
          <text:p text:style-name="P22">язык программирования;</text:p>
        </text:list-item>
        <text:list-item>
          <text:p text:style-name="P23">вид и версию операционной системы;</text:p>
        </text:list-item>
        <text:list-item>
          <text:p text:style-name="P24">объем программы для ЭВМ<text:s/>(в единицах, кратных числу байт).</text:p>
        </text:list-item>
      </text:list>
      <text:p text:style-name="Обычный"/>
      <text:p text:style-name="Обычный">4. Заявление<text:s/></text:p>
      <text:list text:style-name="LFO3" text:continue-numbering="true">
        <text:list-item>
          <text:p text:style-name="P25">заказчик, № и дата контракта<text:s/><text:span text:style-name="T26">(если создана в рамках выполнения работ по ГК)</text:span></text:p>
        </text:list-item>
        <text:list-item>
          <text:p text:style-name="P27">год создания программы;</text:p>
        </text:list-item>
        <text:list-item>
          <text:p text:style-name="P28">страна<text:s/>и год<text:s/>обнародования<text:s/><text:span text:style-name="T29">(если имел место)</text:span>;</text:p>
        </text:list-item>
        <text:list-item>
          <text:p text:style-name="P30">сведения об авторах :</text:p>
        </text:list-item>
      </text:list>
      <text:p text:style-name="P31">ФИО<text:s/><text:span text:style-name="T32">(полностью)</text:span>;</text:p>
      <text:p text:style-name="P33">дата рождения;</text:p>
      <text:p text:style-name="P34">место жительства;</text:p>
      <text:p text:style-name="P35">структурное подразделение;</text:p>
      <text:p text:style-name="P36">краткое описание творческого вклада автора при создании программы;</text:p>
      <text:p text:style-name="P37">серия и № документа, удостоверяющего<text:s/>личность, дата его выдачи и выдавший орган.</text:p>
      <text:p text:style-name="P38"/>
      <text:p text:style-name="P39"/>
      <text:p text:style-name="P40"><text:span text:style-name="T41">Все авторы программы для ЭВМ<text:s/></text:span><text:span text:style-name="T42">подписывают<text:s/></text:span><text:span text:style-name="T43">Согласие на указание сведений об авторе в заявлении на государственную регистрацию программы для ЭВМ или базы данных<text:s/></text:span><text:span text:style-name="T44">и<text:s/></text:span><text:span text:style-name="T45">Согласие на обработку персональных данных.</text:span>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–">
        <style:list-level-properties text:space-before="0.0833in" text:min-label-width="0.3958in" text:list-level-position-and-space-mode="label-alignment">
          <style:list-level-label-alignment text:label-followed-by="listtab" fo:margin-left="0.4791in" fo:text-indent="-0.3958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Алексей</meta:initial-creator>
    <dc:creator>Ekaterina Babkina</dc:creator>
    <meta:creation-date>2024-05-05T17:03:00Z</meta:creation-date>
    <dc:date>2024-05-05T17:03:00Z</dc:date>
    <meta:template xlink:href="Normal.dotm" xlink:type="simple"/>
    <meta:editing-cycles>2</meta:editing-cycles>
    <meta:editing-duration>PT0S</meta:editing-duration>
    <meta:document-statistic meta:page-count="1" meta:paragraph-count="2" meta:word-count="218" meta:character-count="1460" meta:row-count="10" meta:non-whitespace-character-count="1244"/>
  </office:meta>
</office:document-meta>
</file>